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4e3b0"/>
    </style:style>
    <style:style style:name="P2" style:family="paragraph" style:parent-style-name="Text_20_body">
      <style:text-properties officeooo:paragraph-rsid="00193709"/>
    </style:style>
    <style:style style:name="P3" style:family="paragraph" style:parent-style-name="Text_20_body">
      <style:text-properties officeooo:paragraph-rsid="001f2c30"/>
    </style:style>
    <style:style style:name="P4" style:family="paragraph" style:parent-style-name="Text_20_body">
      <style:text-properties officeooo:paragraph-rsid="001befbb"/>
    </style:style>
    <style:style style:name="T1" style:family="text">
      <style:text-properties officeooo:rsid="0014e3b0"/>
    </style:style>
    <style:style style:name="T2" style:family="text">
      <style:text-properties officeooo:rsid="001d46cc"/>
    </style:style>
    <style:style style:name="T3" style:family="text">
      <style:text-properties officeooo:rsid="001efbcc"/>
    </style:style>
    <style:style style:name="T4" style:family="text">
      <style:text-properties officeooo:rsid="0012d39a"/>
    </style:style>
    <style:style style:name="T5" style:family="text">
      <style:text-properties officeooo:rsid="00176bbc"/>
    </style:style>
    <style:style style:name="T6" style:family="text">
      <style:text-properties officeooo:rsid="00193709"/>
    </style:style>
    <style:style style:name="T7" style:family="text">
      <style:text-properties officeooo:rsid="001a6997"/>
    </style:style>
    <style:style style:name="T8" style:family="text">
      <style:text-properties officeooo:rsid="001faf6a"/>
    </style:style>
    <style:style style:name="T9" style:family="text">
      <style:text-properties officeooo:rsid="001f2c30"/>
    </style:style>
    <style:style style:name="T10" style:family="text">
      <style:text-properties officeooo:rsid="001b08a0"/>
    </style:style>
    <style:style style:name="T11" style:family="text">
      <style:text-properties officeooo:rsid="001befbb"/>
    </style:style>
    <style:style style:name="T12" style:family="text">
      <style:text-properties officeooo:rsid="001cab57"/>
    </style:style>
    <style:style style:name="T13" style:family="text">
      <style:text-properties officeooo:rsid="0020b2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text:span text:style-name="T2">Written with the help of Llama 3.1 70B</text:span><text:span text:style-name="T3">)</text:span></text:p>
      <text:p text:style-name="P1"><text:tab/>In the year <text:span text:style-name="T4">3077</text:span>, humanity had finally reached the technological advancements necessary to explore the vast expanse <text:span text:style-name="T4">beyond the Milky Way galaxy</text:span>. <text:span text:style-name="T4">This possibility came forth from the invention of the warp drive. It’s a device that scientists call the ‘hyper engine’ and it unlocked the possibility for humanity to become intergalactic. However, before that future becomes reality, someone must ensure that what lies beyond is safe for travel. </text:span><text:span text:style-name="T5">As a result, you, the player, will be chosen to map the galaxies beyond with the help of the first ever spacecraft with a warp drive called the ‘Aurora’.</text:span> </text:p>
      <text:p text:style-name="P2"><text:tab/><text:span text:style-name="T6">When you first enter the Aurora, you look around at your living quarters and realize that there’s only space for one person. You’ll be flying this ship alone. But, fortunately, the trip shouldn’t be long as you have a functioning warp drive. Clearing your head, </text:span>you sit in the cockpit of the Aurora <text:span text:style-name="T6">and turn on its thrusters for the first time. You realize this will be the last time you </text:span><text:span text:style-name="T3">will be</text:span><text:span text:style-name="T6"> having human contact for a while; </text:span><text:span text:style-name="T7">there will only be you and the stars. As you </text:span>gaze out at the stars streaming past your ship, <text:span text:style-name="T7">t</text:span>he navigation computer beeps, indicating that you have reached the edge of the Milky Way galaxy. You’<text:span text:style-name="T7">re now given </text:span>the option to warp to one of several nearby galaxies, each with <text:span text:style-name="T7">their</text:span> own unique <text:span text:style-name="T7">mysteries</text:span> waiting to be uncovered.</text:p>
      <text:p text:style-name="P3"><text:tab/>You consider your options carefully. The Andromeda galaxy, a spiral galaxy similar to the Milky Way, is a mere 2.5 million light-years away. The Triangulum galaxy, a smaller, irregular galaxy, is slightly closer, at 2.2 million light-years away. Or, if you're feeling adventurous, you could try warping to the distant Sombrero galaxy, a majestic spiral galaxy with a massive central bulge, located a whopping 28 million light-years away. <text:span text:style-name="T7">You decide to go to the nearest galaxy and prepare </text:span><text:span text:style-name="T8">the</text:span><text:span text:style-name="T7"> </text:span><text:span text:style-name="T9">Aurora to </text:span><text:span text:style-name="T7">warp </text:span><text:span text:style-name="T9">there.</text:span></text:p>
      <text:p text:style-name="P4"><text:tab/><text:span text:style-name="T7">In a matter of seconds, the warp drive springs to life and you’re immediately launched towards the Triangulum galaxy. While looking around your ship, you see the stars </text:span>blur and distort, and the ship is enveloped in a brilliant flash of light. When the light fades, you find yourself in a completely new galaxy, surrounded by unfamiliar stars, celestial bodies, <text:span text:style-name="T7">and strange </text:span><text:span text:style-name="T10">objects</text:span>. <text:span text:style-name="T10">You ignore the objects and assume them to be asteroids drifting through space because what else would be there?</text:span> <text:span text:style-name="T11">Either way, your ship </text:span>is equipped with advanced sensors <text:span text:style-name="T11">and lasers allowing you to detect debris and destroy asteroids that pose a threat to your ship. But, you begin to get paranoid as you notice an object on your radar that seems to be following your ship. </text:span></text:p>
      <text:p text:style-name="Text_20_body"><text:tab/><text:span text:style-name="T11">Asteroids don’t suddenly turn at 90 degree angles, nor do they suddenly stop moving. Your heart starts racing. You never believed in aliens </text:span><text:span text:style-name="T12">or the supernatural. It begins accelerating towards your direction. You decide that, for your own sake, </text:span><text:span text:style-name="T13">it </text:span><text:span text:style-name="T12">is best </text:span><text:span text:style-name="T13">for</text:span><text:span text:style-name="T12"> you </text:span><text:span text:style-name="T13">to </text:span><text:span text:style-name="T12">leave this galaxy and report your findings. Before the object gets close to your ship, you use the ships 256K super cameras to take pictures of the surrounding objects. Afterwards, you turn on the warp drive to prepare to head back to the Milky Way galaxy. As before, the warp drive springs to life and is about to launch you once more. But, something suddenly collides with your ship taking it of</text:span><text:span text:style-name="T13">f</text:span><text:span text:style-name="T12"> course and you warp in an unknown direction. Can you find your way bac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09:15:28.952697270</meta:creation-date>
    <meta:generator>LibreOffice/24.8.2.1$Linux_X86_64 LibreOffice_project/480$Build-1</meta:generator>
    <dc:date>2024-10-29T00:23:11.070307893</dc:date>
    <meta:editing-duration>PT23M51S</meta:editing-duration>
    <meta:editing-cycles>12</meta:editing-cycles>
    <meta:document-statistic meta:table-count="0" meta:image-count="0" meta:object-count="0" meta:page-count="1" meta:paragraph-count="6" meta:word-count="586" meta:character-count="3398" meta:non-whitespace-character-count="2811"/>
  </office:meta>
</office:document-meta>
</file>